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ufferWrapper.write( DataBuffer ... buff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as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read( byte [ ]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toString( int index , int length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write( CharSequence charSequence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retainedSlice( int index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as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toByt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DataBufferWrapper( DataBuff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ufferWrapper.capacity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readableBy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getByt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asByt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write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readPosition( int read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write( byte [ ]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asInputStream( boolean releaseOn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toByteBuffer( int index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spli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ensureCapacity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write( byte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read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writableBy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lastIndexOf( IntPredicate predicate , int fro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writePosition( int write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write( byte [ ] source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indexOf( IntPredicate predicate , int fro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write( ByteBuffer ... buff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asByteBuffer( int index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slice( int index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ensureWritable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data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read( byte [ ] destination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Wrapper.toString(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